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line-height="150%" fo:text-align="justify" style:justify-single-word="false"/>
    </style:style>
    <style:style style:name="P7" style:family="paragraph" style:parent-style-name="Standard">
      <style:paragraph-properties fo:line-height="150%" fo:text-align="justify" style:justify-single-word="false"/>
      <style:text-properties officeooo:paragraph-rsid="001bae03"/>
    </style:style>
    <style:style style:name="P8" style:family="paragraph" style:parent-style-name="Standard">
      <style:paragraph-properties fo:line-height="150%" fo:text-align="justify" style:justify-single-word="false"/>
      <style:text-properties officeooo:paragraph-rsid="001f0895"/>
    </style:style>
    <style:style style:name="P9" style:family="paragraph" style:parent-style-name="Standard">
      <style:paragraph-properties fo:line-height="150%"/>
      <style:text-properties officeooo:paragraph-rsid="001bae03"/>
    </style:style>
    <style:style style:name="P10" style:family="paragraph" style:parent-style-name="Standard">
      <style:text-properties fo:font-size="8pt" style:font-size-asian="8pt" style:font-size-complex="8pt"/>
    </style:style>
    <style:style style:name="P11" style:family="paragraph" style:parent-style-name="Standard">
      <style:paragraph-properties fo:margin-left="0in" fo:margin-right="0in" fo:text-indent="4.8236in" style:auto-text-indent="false"/>
    </style:style>
    <style:style style:name="P12" style:family="paragraph" style:parent-style-name="Standard">
      <style:paragraph-properties fo:margin-top="0in" fo:margin-bottom="0.139in" style:contextual-spacing="false" fo:line-height="115%"/>
    </style:style>
    <style:style style:name="P13" style:family="paragraph" style:parent-style-name="Standard">
      <style:paragraph-properties fo:margin-left="2.9492in" fo:margin-right="0in" fo:text-align="justify" style:justify-single-word="false" fo:text-indent="0.4925in" style:auto-text-indent="false"/>
      <style:text-properties fo:font-size="8pt" style:font-size-asian="8pt" style:font-size-complex="8pt"/>
    </style:style>
    <style:style style:name="P14" style:family="paragraph" style:parent-style-name="Standard" style:master-page-name="First_20_Page">
      <style:paragraph-properties fo:text-align="center" style:justify-single-word="false" style:page-number="auto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bae03" style:font-size-asian="12pt" style:font-size-complex="12pt"/>
    </style:style>
    <style:style style:name="T3" style:family="text">
      <style:text-properties fo:font-size="12pt" officeooo:rsid="001ca2bc" style:font-size-asian="12pt" style:font-size-complex="12pt"/>
    </style:style>
    <style:style style:name="T4" style:family="text">
      <style:text-properties fo:font-size="12pt" officeooo:rsid="001f0895" style:font-size-asian="12pt" style:font-size-complex="12pt"/>
    </style:style>
    <style:style style:name="T5" style:family="text">
      <style:text-properties fo:font-size="12pt" officeooo:rsid="001fe8b2" style:font-size-asian="12pt" style:font-size-complex="12pt"/>
    </style:style>
    <style:style style:name="T6" style:family="text">
      <style:text-properties fo:font-size="12pt" officeooo:rsid="002192c2" style:font-size-asian="12pt" style:font-size-complex="12pt"/>
    </style:style>
    <style:style style:name="T7" style:family="text">
      <style:text-properties fo:font-size="12pt" officeooo:rsid="0022783b" style:font-size-asian="12pt" style:font-size-complex="12pt"/>
    </style:style>
    <style:style style:name="T8" style:family="text">
      <style:text-properties fo:font-size="12pt" officeooo:rsid="002305f5" style:font-size-asian="12pt" style:font-size-complex="12pt"/>
    </style:style>
    <style:style style:name="T9" style:family="text">
      <style:text-properties fo:font-size="12pt" officeooo:rsid="00230720" style:font-size-asian="12pt" style:font-size-complex="12pt"/>
    </style:style>
    <style:style style:name="T10" style:family="text">
      <style:text-properties fo:font-size="12pt" officeooo:rsid="00247ba7" style:font-size-asian="12pt" style:font-size-complex="12pt"/>
    </style:style>
    <style:style style:name="T11" style:family="text">
      <style:text-properties fo:font-size="12pt" style:text-underline-style="solid" style:text-underline-width="auto" style:text-underline-color="font-color" officeooo:rsid="001bae03" style:font-size-asian="12pt" style:font-size-complex="12pt"/>
    </style:style>
    <style:style style:name="T12" style:family="text">
      <style:text-properties fo:font-size="12pt" style:text-underline-style="solid" style:text-underline-width="auto" style:text-underline-color="font-color" officeooo:rsid="002305f5" style:font-size-asian="12pt" style:font-size-complex="12pt"/>
    </style:style>
    <style:style style:name="T13" style:family="text">
      <style:text-properties fo:font-size="12pt" style:text-underline-style="solid" style:text-underline-width="auto" style:text-underline-color="font-color" officeooo:rsid="00230720" style:font-size-asian="12pt" style:font-size-complex="12pt"/>
    </style:style>
    <style:style style:name="T14" style:family="text">
      <style:text-properties fo:font-size="12pt" style:text-underline-style="none" fo:font-weight="normal" officeooo:rsid="001d4d13" style:font-size-asian="12pt" style:font-weight-asian="normal" style:font-size-complex="12pt" style:font-weight-complex="normal"/>
    </style:style>
    <style:style style:name="T15" style:family="text">
      <style:text-properties fo:color="#2c2c38" style:font-name="Times New Roman" fo:font-size="12pt" fo:font-style="normal" style:text-underline-style="none" fo:font-weight="normal" style:font-name-asian="Times New Roman1" style:font-size-asian="12pt" style:language-asian="ru" style:country-asian="RU" style:font-style-asian="normal" style:font-weight-asian="normal" style:font-name-complex="Times New Roman1" style:font-size-complex="12pt" style:font-style-complex="normal" style:font-weight-complex="normal"/>
    </style:style>
    <style:style style:name="T16" style:family="text">
      <style:text-properties fo:color="#000000" style:font-name="Times New Roman" fo:font-size="12pt" style:text-underline-style="none" fo:font-weight="normal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T17" style:family="text">
      <style:text-properties fo:color="#000000" style:font-name="Times New Roman" fo:font-size="12pt" style:text-underline-style="none" fo:font-weight="normal" officeooo:rsid="001e6c42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ОТЗЫВ НАУЧНОГО РУКОВОДИТЕЛЯ</text:p>
      <text:p text:style-name="P2">на научный доклад</text:p>
      <text:p text:style-name="P2"/>
      <text:p text:style-name="P5"><text:span text:style-name="T1">_________________________</text:span><text:span text:style-name="T11">Пруна Виктора Евгеньевича</text:span><text:span text:style-name="T2">_____________</text:span><text:span text:style-name="T1">___________________</text:span></text:p>
      <text:p text:style-name="P13"><text:s/>(Ф.И.О.)</text:p>
      <text:p text:style-name="P3"/>
      <text:p text:style-name="P7"><text:span text:style-name="T1">Направление подготовки: </text:span><text:span text:style-name="Strong_20_Emphasis"><text:span text:style-name="T15">09.06.01 Информатика и вычислительная техника</text:span></text:span></text:p>
      <text:p text:style-name="P7"><text:span text:style-name="T1">Направленность (профиль) подготовки: </text:span><text:span text:style-name="T17">05.13.18, </text:span><text:span text:style-name="T16">Математическое моделирование, численные методы и комплексы программ</text:span></text:p>
      <text:p text:style-name="P7"><text:span text:style-name="T1">Специальность, по которой подготовлен научный доклад: </text:span><text:span text:style-name="T17">05.13.18, </text:span><text:span text:style-name="T16">Математическое моделирование, численные методы и комплексы программ</text:span></text:p>
      <text:p text:style-name="P9"><text:span text:style-name="T1">Тема научно-квалификационной работы (диссертации): </text:span><text:span text:style-name="T14">Создание и оптимизация методов обработки изображений в компьютерной томографии</text:span></text:p>
      <text:p text:style-name="P6"><text:span text:style-name="T1">Заключение об актуальности исследования: </text:span><text:span text:style-name="T2">Актуальность обусловлена </text:span><text:span text:style-name="T10">широкой </text:span><text:span text:style-name="T3">примени</text:span><text:span text:style-name="T10">мостью</text:span><text:span text:style-name="T3"> </text:span><text:span text:style-name="T10">КТ </text:span><text:span text:style-name="T3">в различных областях. Решаемые в рамках работы задачи соотносятся с актуальной проблематикой в сфере алгоритмов восстановления: создание вычислительно эффективных алгоритмов, </text:span><text:span text:style-name="T10">улучшение их качества </text:span><text:span text:style-name="T3">путем предложения новых моделей формирования </text:span><text:span text:style-name="T10">ошибок </text:span><text:span text:style-name="T3">и </text:span><text:span text:style-name="T10">решении </text:span><text:span text:style-name="T3">задач оптимизации в рамках этих моделей, а так же создание методов интерпретации данных КТ.</text:span></text:p>
      <text:p text:style-name="P8"><text:span text:style-name="T1">Заключение о научной новизне исследования</text:span><text:span text:style-name="T3">: </text:span><text:span text:style-name="T4">Результаты научной работы аспиранта в виде алгоритмов восстановления, исследования их поведения и сравнения с другими методами, являются новыми и опубликованы в цитируемых изданиях.</text:span></text:p>
      <text:p text:style-name="P6"><text:span text:style-name="T1">Достоверность результатов исследования </text:span><text:span text:style-name="T4">подтверждается докладами аспиранта на научных конференциях, публикациями в </text:span><text:span text:style-name="T10">научных </text:span><text:span text:style-name="T4">журналах, а так же докладами на открытых научных семинарах в ИПТМ РАН, ИК РАН, ИСА РАН.</text:span></text:p>
      <text:p text:style-name="P6"><text:span text:style-name="T1">Теоретическая и практическая значимость полученных результатов: </text:span><text:span text:style-name="T5">получены теоретические результаты о сходимости построенных алгоритмов, о </text:span><text:span text:style-name="T6">структуре быстрого преобразования Хафа. Программные реализации построенных алгоритмов использовались для восстановления лабораторных данных измеренных в ИК РАН.</text:span></text:p>
      <text:p text:style-name="P6"><text:span text:style-name="T1">Основные результаты и положительные стороны исследования: </text:span><text:span text:style-name="T7">Проведено сравнение созданны</text:span><text:span text:style-name="T10">х</text:span><text:span text:style-name="T7"> алгоритмов с традиционными. Приведено математическое обоснование сходимости предложенных алгоритмов.</text:span></text:p>
      <text:p text:style-name="P6"><text:span text:style-name="T1">Недостатки исследования: </text:span><text:span text:style-name="T7">предложенный метод восстановления для полихроматического зондирования исследован в основном на компьютерной симуляции а не на результатах лабораторных измерений. </text:span></text:p>
      <text:p text:style-name="P6"><text:span text:style-name="T1">Характеристика работы аспиранта над темой (оценка исследовательских качеств, объем проанализированного материала, навыки работать с литературой, навык публичных выступлений): </text:span><text:span text:style-name="T8">Научная работа аспиранта выполнена на высоком научном уровне. Продемонстрировано глубокое и всестороннее изучение проблематики, список литературы </text:span><text:soft-page-break/><text:span text:style-name="T8">содержит 78 наименований. Аспирант неоднократно докладывал результаты работы публично на конференциях и научных семинарах.</text:span></text:p>
      <text:p text:style-name="P6"><text:span text:style-name="T1">Оценка компетентности аспиранта как будущего исследователя, преподавателя-исследователя: </text:span><text:span text:style-name="T8">Аспирант проявил высокий уровень самостоятельности при выполнении научной работы и без сомнения обладает достаточным для преподавателя-исследователя уровнем компетентности.</text:span></text:p>
      <text:p text:style-name="P6"><text:span text:style-name="T1">Заключение о соответствии работы требованиям к научному докладу, установленным Положением о научном докладе об основных результатах подготовленной научно-квалификационной работы (диссертации) аспирантов в МФТИ: </text:span><text:span text:style-name="T8">Научный доклад аспиранта соответствует установленным <text:s/>вышеупомянутым положением требованиям в полной мере.</text:span></text:p>
      <text:p text:style-name="P4"/>
      <text:p text:style-name="P3"/>
      <text:p text:style-name="Standard"><text:span text:style-name="T1">Научный <text:s/>руководитель ___________________<text:tab/><text:tab/>_______</text:span><text:span text:style-name="T12">Чукалина Марина Валерьевна </text:span><text:span text:style-name="T1">__</text:span></text:p>
      <text:p text:style-name="P10"><text:tab/><text:tab/><text:tab/> <text:s text:c="27"/>(подпись)<text:tab/><text:tab/><text:tab/><text:tab/><text:tab/> <text:s text:c="8"/>(ФИО)</text:p>
      <text:p text:style-name="Standard"><text:span text:style-name="T1">Ученая степень, ученое звание, должность__________________</text:span><text:span text:style-name="T13">к. ф.-м. н., и.о. с.н.с</text:span><text:span text:style-name="T1">____________</text:span></text:p>
      <text:p text:style-name="P11"><text:span text:style-name="T1">«</text:span><text:span text:style-name="T10">1</text:span><text:span text:style-name="T9">4</text:span><text:span text:style-name="T1">»___</text:span><text:span text:style-name="T13">мая</text:span><text:span text:style-name="T1">_____ 20</text:span><text:span text:style-name="T9">18</text:span><text:span text:style-name="T1"> г.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WenQuanYi Zen Hei Sharp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11in" style:contextual-spacing="false" fo:line-height="108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true" style:font-name-asian="WenQuanYi Zen Hei Sharp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Default_20_Paragraph_20_Font" style:display-name="Default Paragraph Font" style:family="text"/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5909in" fo:margin-bottom="0.4925in" fo:margin-left="0.7874in" fo:margin-right="0.472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0984in" fo:margin-left="0in" fo:margin-right="0in" fo:margin-top="0.059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909in" fo:margin-bottom="0.4925in" fo:margin-left="0.7874in" fo:margin-right="0.472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  <text:p text:style-name="Footer"/>
      </style:footer>
      <style:footer-first>
        <text:p text:style-name="MP1"><text:page-number text:select-page="current">2</text:page-number></text:p>
        <text:p text:style-name="Footer"/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Полуэктова Елена Геннадьевна</meta:initial-creator>
    <meta:editing-cycles>10</meta:editing-cycles>
    <meta:creation-date>2018-04-06T13:44:00</meta:creation-date>
    <dc:date>2018-05-14T14:29:07.291364973</dc:date>
    <meta:editing-duration>PT2H8M11S</meta:editing-duration>
    <meta:generator>LibreOffice/4.2.8.2$Linux_X86_64 LibreOffice_project/420$Build-2</meta:generator>
    <meta:document-statistic meta:table-count="0" meta:image-count="0" meta:object-count="0" meta:page-count="2" meta:paragraph-count="23" meta:word-count="364" meta:character-count="3401" meta:non-whitespace-character-count="301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